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3.747cm" fo:margin-top="0cm" fo:margin-bottom="0cm" style:contextual-spacing="false" fo:line-height="100%" fo:text-indent="1.249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style:text-underline-style="solid" style:text-underline-width="auto" style:text-underline-color="font-color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  <style:text-properties style:font-name="Times New Roman" style:text-underline-style="solid" style:text-underline-width="auto" style:text-underline-color="font-color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5" style:family="text">
      <style:text-properties style:font-name="Times New Roman" fo:font-size="9pt" fo:font-style="italic" style:font-size-asian="9pt" style:font-style-asian="italic" style:font-name-complex="Times New Roman1" style:font-size-complex="9pt"/>
    </style:style>
    <style:style style:name="T6" style:family="text">
      <style:text-properties style:font-name="Times New Roman" fo:font-size="9pt" style:font-size-asian="9pt" style:font-name-complex="Times New Roman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Ростовский государственный экономический университет (РИНХ)»</text:span><text:span text:style-name="T1"/></text:p>
      <text:p text:style-name="P5" loext:marker-style-name="T1"/>
      <text:p text:style-name="P1" loext:marker-style-name="T2"><text:span text:style-name="T2">Финансово-экономический колледж</text:span><text:span text:style-name="T2"/></text:p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2"><text:span text:style-name="T2">ОТЧЕТ</text:span><text:span text:style-name="T2"/></text:p>
      <text:p text:style-name="P1" loext:marker-style-name="T2"><text:span text:style-name="T2">по учебной <text:s/>практике</text:span><text:span text:style-name="T2"/></text:p>
      <text:p text:style-name="P7" loext:marker-style-name="T2"/>
      <text:p text:style-name="P1" loext:marker-style-name="T3"><text:span text:style-name="T3">ПМ.03 Ревьюирование программных модулей </text:span><text:span text:style-name="T3"/></text:p>
      <text:p text:style-name="P5" loext:marker-style-name="T1"/>
      <text:p text:style-name="P1" loext:marker-style-name="T1"><text:span text:style-name="T1">в объёме <text:s text:c="2"/></text:span><text:span text:style-name="T4"><text:s/>36 <text:s text:c="3"/></text:span><text:span text:style-name="T1">часов, сроки практики </text:span><text:span text:style-name="T4">с « 2 » <text:s/>июня <text:s/>2025_г. по « <text:s/>7 <text:s/>» <text:s/>июня <text:s/>2025_г.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Выполнил(а): Соколовский Алексей Леонидович<text:tab/><text:tab/><text:tab/> </text:span><text:span text:style-name="T1"/></text:p>
      <text:p text:style-name="P4" loext:marker-style-name="T5"><text:span text:style-name="T1"><text:s text:c="4"/></text:span><text:span text:style-name="T5">(фамилия, имя, отчество студента)</text:span></text:p>
      <text:p text:style-name="P6" loext:marker-style-name="T1"/>
      <text:p text:style-name="P3" loext:marker-style-name="T1"><text:span text:style-name="T1">Группа: ИС-202</text:span><text:span text:style-name="T1"/></text:p>
      <text:p text:style-name="P8" loext:marker-style-name="T4"/>
      <text:p text:style-name="P2" loext:marker-style-name="T4"><text:span text:style-name="T4">Специальность:<text:tab/>09.02.07. Информационные системы и программирование</text:span><text:span text:style-name="T4"/></text:p>
      <text:p text:style-name="P9" loext:marker-style-name="T4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2" loext:marker-style-name="T1"><text:span text:style-name="T1">Руководитель практики от колледжа: <text:tab/><text:tab/><text:tab/>Журавлёв Д. Г.</text:span></text:p>
      <text:p text:style-name="P3" loext:marker-style-name="T6"><text:span text:style-name="T1"><text:s text:c="74"/></text:span><text:span text:style-name="T6">(фамилия, инициалы, должность)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Итоговая <text:s/>оценка <text:s/>по практике <text:s/>________________________________________________________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><text:span text:style-name="T1">г. Ростов-на-Дону, 2025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9:48:00</meta:creation-date>
    <meta:initial-creator>user104</meta:initial-creator>
    <dc:language>ru-RU</dc:language>
    <dc:date>2025-06-07T10:27:34.567270991</dc:date>
    <meta:editing-cycles>6</meta:editing-cycles>
    <meta:editing-duration>PT53M20S</meta:editing-duration>
    <meta:generator>LibreOffice/7.6.4.1$Linux_X86_64 LibreOffice_project/60$Build-1</meta:generator>
    <meta:document-statistic meta:table-count="0" meta:image-count="0" meta:object-count="0" meta:page-count="1" meta:paragraph-count="16" meta:word-count="75" meta:character-count="762" meta:non-whitespace-character-count="600"/>
    <meta:user-defined meta:name="AppVersion">15.0000</meta:user-defined>
    <meta:user-defined meta:name="Company">Hewlett-Packard Company</meta:user-defined>
    <meta:template xlink:type="simple" xlink:actuate="onRequest" xlink:title="Normal" xlink:href=""/>
  </office:meta>
</office:document-meta>
</file>